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2c05d" officeooo:paragraph-rsid="0022c05d"/>
    </style:style>
    <style:style style:name="P13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P14" style:family="paragraph" style:parent-style-name="Standard">
      <style:text-properties fo:font-size="14pt" officeooo:rsid="0027727d" officeooo:paragraph-rsid="0027727d" style:font-size-asian="14pt" style:font-size-complex="14pt"/>
    </style:style>
    <style:style style:name="P15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74d35" officeooo:paragraph-rsid="00274d35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7727d" officeooo:paragraph-rsid="0027727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25f838" officeooo:paragraph-rsid="0025f838"/>
    </style:style>
    <style:style style:name="P19" style:family="paragraph" style:parent-style-name="Standard">
      <style:text-properties officeooo:rsid="00274d35" officeooo:paragraph-rsid="00274d35"/>
    </style:style>
    <style:style style:name="P20" style:family="paragraph" style:parent-style-name="Standard">
      <style:text-properties officeooo:rsid="0027727d" officeooo:paragraph-rsid="0027727d"/>
    </style:style>
    <style:style style:name="P21" style:family="paragraph" style:parent-style-name="Standard">
      <style:text-properties fo:font-size="13pt" fo:font-weight="bold" officeooo:rsid="0027727d" officeooo:paragraph-rsid="0027727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5pt" fo:font-weight="bold" officeooo:rsid="0027727d" officeooo:paragraph-rsid="0027727d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rsid="002af37a" officeooo:paragraph-rsid="002af37a"/>
    </style:style>
    <style:style style:name="P24" style:family="paragraph" style:parent-style-name="Standard">
      <style:text-properties officeooo:rsid="0027727d" officeooo:paragraph-rsid="0027727d"/>
    </style:style>
    <style:style style:name="P25" style:family="paragraph" style:parent-style-name="Standard">
      <style:text-properties fo:font-size="14pt" fo:font-weight="bold" officeooo:rsid="002b6839" officeooo:paragraph-rsid="002b683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2pt" fo:font-weight="normal" officeooo:rsid="002b6839" officeooo:paragraph-rsid="002b683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b6839" officeooo:paragraph-rsid="002b6839" style:font-size-asian="10.5pt" style:font-weight-asian="normal" style:font-size-complex="12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f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2">15.PROGRAM 15</text:p>
      <text:p text:style-name="P13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  <text:p text:style-name="Standard"/>
      <text:p text:style-name="P15">16. PROGRAM 16</text:p>
      <text:p text:style-name="P18">#playing with rock paper and scissor</text:p>
      <text:p text:style-name="P18">import random</text:p>
      <text:p text:style-name="P18">a={1:"R",2:"P",3:"S"}</text:p>
      <text:p text:style-name="P18">c=a[random.randint(1,3)]</text:p>
      <text:p text:style-name="P18">print("computer choice is",c)</text:p>
      <text:p text:style-name="P18">u=input("enter Rock Paper or Scissor: ")</text:p>
      <text:p text:style-name="P18">if(u==c):</text:p>
      <text:p text:style-name="P18"><text:tab/>print("TIE")</text:p>
      <text:p text:style-name="P18">if(u =="P" and c =="R" or u =="S" and c =="P" or u =="R" and c =="S"):</text:p>
      <text:p text:style-name="P18"><text:tab/>print("U WON")</text:p>
      <text:p text:style-name="P18">else:</text:p>
      <text:p text:style-name="P18"><text:tab/>print("U LOSE")</text:p>
      <text:p text:style-name="P18"/>
      <text:p text:style-name="P15">OUTPUT:</text:p>
      <text:p text:style-name="P18">computer choice is R</text:p>
      <text:p text:style-name="P18">enter Rock Paper or Scissor: P</text:p>
      <text:p text:style-name="P18">U WON</text:p>
      <text:p text:style-name="P15"/>
      <text:p text:style-name="P16">17. PROGRAM 17</text:p>
      <text:p text:style-name="P19">#rock paper scissor</text:p>
      <text:p text:style-name="P19">import random</text:p>
      <text:p text:style-name="P19">a=['r','p','s']</text:p>
      <text:p text:style-name="P19">s1=0</text:p>
      <text:p text:style-name="P19">s2=0</text:p>
      <text:p text:style-name="P19">while(True):#using while</text:p>
      <text:p text:style-name="P19"><text:tab/>u = input("Your choice r/p/s: ")</text:p>
      <text:p text:style-name="P19"><text:soft-page-break/><text:tab/>c = random.choice(a)</text:p>
      <text:p text:style-name="P19"><text:tab/>print("You chose",u,"Computer chose",c)</text:p>
      <text:p text:style-name="P19"><text:tab/>if(u=="r" or u=="p" or u=="s"): #using if condition</text:p>
      <text:p text:style-name="P19"><text:tab/><text:tab/>if(u==c):</text:p>
      <text:p text:style-name="P19"><text:tab/><text:tab/><text:tab/>print("Tie")</text:p>
      <text:p text:style-name="P19"><text:tab/><text:tab/>elif((u=="r" and c=="p") or (u=="p" and c=="s") or (u=="s" and c=="r")):</text:p>
      <text:p text:style-name="P19"><text:tab/><text:tab/><text:tab/>s1=s1+1</text:p>
      <text:p text:style-name="P19"><text:tab/><text:tab/><text:tab/>print("Computer Won",s1,"Times")</text:p>
      <text:p text:style-name="P19"><text:tab/><text:tab/>else:</text:p>
      <text:p text:style-name="P19"><text:tab/><text:tab/><text:tab/>s2=s2+1</text:p>
      <text:p text:style-name="P19"><text:tab/><text:tab/><text:tab/>print("U Won",s2,"Times")</text:p>
      <text:p text:style-name="P19"><text:tab/>else:</text:p>
      <text:p text:style-name="P19"><text:tab/><text:tab/>print("Give me a proper input")</text:p>
      <text:p text:style-name="P19"><text:tab/><text:tab/>exit()</text:p>
      <text:p text:style-name="P19"><text:tab/>if(s1==3 or s2==3):</text:p>
      <text:p text:style-name="P19"><text:tab/><text:tab/>if(s1==3):</text:p>
      <text:p text:style-name="P19"><text:tab/><text:tab/><text:tab/>print("SORRY, COMPUTER WON THE GAME AGAINST U")</text:p>
      <text:p text:style-name="P19"><text:tab/><text:tab/>else:</text:p>
      <text:p text:style-name="P19"><text:tab/><text:tab/><text:tab/>print("CONGRATULATIONS U WON THE GAME AGAINST THE COMPUTER")</text:p>
      <text:p text:style-name="P19"><text:tab/><text:tab/><text:tab/>exit()</text:p>
      <text:p text:style-name="P19"/>
      <text:p text:style-name="P16">OUTPUT:</text:p>
      <text:p text:style-name="P19">Your choice r/p/s: r</text:p>
      <text:p text:style-name="P19">You chose r Computer chose s</text:p>
      <text:p text:style-name="P19">U Won 1 Times</text:p>
      <text:p text:style-name="P19">Your choice r/p/s: p</text:p>
      <text:p text:style-name="P19">You chose p Computer chose r</text:p>
      <text:p text:style-name="P19">U Won 2 Times</text:p>
      <text:p text:style-name="P19">Your choice r/p/s: s</text:p>
      <text:p text:style-name="P19">You chose s Computer chose s</text:p>
      <text:p text:style-name="P19">Tie</text:p>
      <text:p text:style-name="P19">Your choice r/p/s: r</text:p>
      <text:p text:style-name="P19">You chose r Computer chose r</text:p>
      <text:p text:style-name="P19">Tie</text:p>
      <text:p text:style-name="P19">Your choice r/p/s: s</text:p>
      <text:p text:style-name="P19">You chose s Computer chose r</text:p>
      <text:p text:style-name="P19">Computer Won 1 Times</text:p>
      <text:p text:style-name="P19">Your choice r/p/s: s</text:p>
      <text:p text:style-name="P19">You chose s Computer chose p</text:p>
      <text:p text:style-name="P19">U Won 3 Times</text:p>
      <text:p text:style-name="P19">CONGRATULATIONS U WON THE GAME AGAINST THE COMPUTER</text:p>
      <text:p text:style-name="P19"/>
      <text:p text:style-name="P20"/>
      <text:p text:style-name="P20"/>
      <text:p text:style-name="P20"/>
      <text:p text:style-name="P20"/>
      <text:p text:style-name="P20"/>
      <text:p text:style-name="P14"><text:soft-page-break/></text:p>
      <text:p text:style-name="P17">18. PROGRAM 18</text:p>
      <text:p text:style-name="P20">#playing TIC TAC TOE GAME</text:p>
      <text:p text:style-name="P20">a=['1','2','3','4','5','6','7','8','9']</text:p>
      <text:p text:style-name="P20">def print_Board():</text:p>
      <text:p text:style-name="P20"><text:tab/>print(a[0],'|',a[1],'|',a[2])</text:p>
      <text:p text:style-name="P20"><text:tab/>print("------------")</text:p>
      <text:p text:style-name="P20"><text:tab/>print(a[3],'|',a[4],'|',a[5])</text:p>
      <text:p text:style-name="P20"><text:tab/>print("------------")</text:p>
      <text:p text:style-name="P20"><text:tab/>print(a[6],'|',a[7],'|',a[8])</text:p>
      <text:p text:style-name="P20">player1turn=True</text:p>
      <text:p text:style-name="P20">while True:</text:p>
      <text:p text:style-name="P20"><text:tab/>print_Board(<text:span text:style-name="T9">)</text:span></text:p>
      <text:p text:style-name="P23">#player1 plays</text:p>
      <text:p text:style-name="P20"><text:tab/>p=input("choose an available place : ")</text:p>
      <text:p text:style-name="P20"><text:tab/>if(p in a):</text:p>
      <text:p text:style-name="P20"><text:tab/><text:tab/>if(a[int(p)-1]=='X' or a[int(p)-1]=='O'):</text:p>
      <text:p text:style-name="P20"><text:tab/><text:tab/><text:tab/>print("Place taken,choose another place...")</text:p>
      <text:p text:style-name="P20"><text:tab/><text:tab/><text:tab/>continue</text:p>
      <text:p text:style-name="P20"><text:tab/><text:tab/>else:</text:p>
      <text:p text:style-name="P20"><text:tab/><text:tab/><text:tab/>if player1turn:</text:p>
      <text:p text:style-name="P20"><text:tab/><text:tab/><text:tab/><text:tab/>print("Player 1&gt;&gt;")</text:p>
      <text:p text:style-name="P20"><text:tab/><text:tab/><text:tab/><text:tab/>a[int(p)-1] = 'X'</text:p>
      <text:p text:style-name="P20"><text:tab/><text:tab/><text:tab/><text:tab/>player1turn = not player1turn</text:p>
      <text:p text:style-name="P23">#player2 plays</text:p>
      <text:p text:style-name="P20"><text:tab/><text:tab/><text:tab/>else:</text:p>
      <text:p text:style-name="P20"><text:tab/><text:tab/><text:tab/><text:tab/>print("Player 2&gt;&gt;")</text:p>
      <text:p text:style-name="P20"><text:tab/><text:tab/><text:tab/><text:tab/>a[int(p)-1] = 'O'</text:p>
      <text:p text:style-name="P20"><text:tab/><text:tab/><text:tab/><text:tab/>player1turn = not player1turn</text:p>
      <text:p text:style-name="P23">#checking for rows</text:p>
      <text:p text:style-name="P20"><text:tab/><text:tab/><text:tab/>for i in(0,3,6):</text:p>
      <text:p text:style-name="P20"><text:tab/><text:tab/><text:tab/><text:tab/>if(a[i]==a[i+1] and a[i+2]):</text:p>
      <text:p text:style-name="P20"><text:tab/><text:tab/><text:tab/><text:tab/><text:tab/>print("GAME OVER");</text:p>
      <text:p text:style-name="P20"><text:tab/><text:tab/><text:tab/><text:tab/><text:tab/>exit()</text:p>
      <text:p text:style-name="P20">#checking for columns</text:p>
      <text:p text:style-name="P20"><text:tab/><text:tab/><text:tab/>for i in range(3):</text:p>
      <text:p text:style-name="P20"><text:tab/><text:tab/><text:tab/><text:tab/><text:tab/>if(a[i]==a[i+3] and a[i]==[i+6]):</text:p>
      <text:p text:style-name="P20"><text:tab/><text:tab/><text:tab/><text:tab/><text:tab/><text:tab/>print("GAME OVER...");</text:p>
      <text:p text:style-name="P20"><text:tab/><text:tab/><text:tab/><text:tab/><text:tab/><text:tab/>if(a[i]=='X'):</text:p>
      <text:p text:style-name="P20"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<text:tab/>print_Board()</text:p>
      <text:p text:style-name="P20"><text:tab/><text:tab/><text:tab/><text:tab/><text:tab/><text:tab/><text:tab/>exit()</text:p>
      <text:p text:style-name="P20">#checking for diagnol (from left to right)</text:p>
      <text:p text:style-name="P20"><text:tab/><text:tab/><text:tab/><text:tab/><text:tab/>if(a[0]==a[4] and a[0]==a[8]):</text:p>
      <text:p text:style-name="P20"><text:tab/><text:tab/><text:tab/><text:tab/><text:tab/><text:tab/>print("GAME OVER")</text:p>
      <text:p text:style-name="P20"><text:tab/><text:tab/><text:tab/><text:tab/><text:tab/><text:tab/>if(a[4]=='X'):</text:p>
      <text:p text:style-name="P20"><text:soft-page-break/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<text:tab/>print_Board()</text:p>
      <text:p text:style-name="P20"><text:tab/><text:tab/><text:tab/><text:tab/><text:tab/><text:tab/><text:tab/>exit()</text:p>
      <text:p text:style-name="P20">#checking for diagnol (from right to left)</text:p>
      <text:p text:style-name="P20"><text:tab/><text:tab/><text:tab/><text:tab/><text:tab/>if(a[2]==a[4] and a[2]==a[6]):</text:p>
      <text:p text:style-name="P20"><text:tab/><text:tab/><text:tab/><text:tab/><text:tab/><text:tab/>print("GAME OVER")</text:p>
      <text:p text:style-name="P20"><text:tab/><text:tab/><text:tab/><text:tab/><text:tab/><text:tab/>if(a[4]=='X'):</text:p>
      <text:p text:style-name="P20"><text:tab/><text:tab/><text:tab/><text:tab/><text:tab/><text:tab/><text:tab/>print("CONGRATULATIONS TO PLAYER1")</text:p>
      <text:p text:style-name="P20"><text:tab/><text:tab/><text:tab/><text:tab/><text:tab/><text:tab/>else:</text:p>
      <text:p text:style-name="P20"><text:tab/><text:tab/><text:tab/><text:tab/><text:tab/><text:tab/><text:tab/>print("CONGRATULATIONS TO PLAYER2")</text:p>
      <text:p text:style-name="P20"><text:tab/><text:tab/><text:tab/><text:tab/><text:tab/><text:tab/>print_Board()</text:p>
      <text:p text:style-name="P20"><text:tab/><text:tab/><text:tab/><text:tab/><text:tab/><text:tab/>exit()</text:p>
      <text:p text:style-name="P20"><text:tab/><text:tab/><text:tab/><text:tab/><text:tab/>else:<text:tab/></text:p>
      <text:p text:style-name="P20"><text:tab/><text:tab/><text:tab/><text:tab/><text:tab/><text:tab/>continue</text:p>
      <text:p text:style-name="P21"/>
      <text:p text:style-name="P21"/>
      <text:p text:style-name="P21"/>
      <text:p text:style-name="P22">OUTPUT:</text:p>
      <text:p text:style-name="P20">1 | 2 | 3<text:tab/><text:tab/>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1</text:p>
      <text:p text:style-name="P20">Player 1&gt;&gt;</text:p>
      <text:p text:style-name="P20">X | 2 | 3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2</text:p>
      <text:p text:style-name="P20">Player 2&gt;&gt;</text:p>
      <text:p text:style-name="P20">X | O | 3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3</text:p>
      <text:p text:style-name="P20">Player 1&gt;&gt;</text:p>
      <text:p text:style-name="P20">X | O | X</text:p>
      <text:p text:style-name="P20">------------</text:p>
      <text:p text:style-name="P20">4 | 5 | 6</text:p>
      <text:p text:style-name="P20">------------</text:p>
      <text:p text:style-name="P20">7 | 8 | 9</text:p>
      <text:p text:style-name="P20">choose an available place : 4</text:p>
      <text:p text:style-name="P20">Player 2&gt;&gt;</text:p>
      <text:p text:style-name="P20"><text:soft-page-break/>X | O | X</text:p>
      <text:p text:style-name="P20">------------</text:p>
      <text:p text:style-name="P20">O | 5 | 6</text:p>
      <text:p text:style-name="P20">------------</text:p>
      <text:p text:style-name="P20">7 | 8 | 9</text:p>
      <text:p text:style-name="P20">choose an available place : 5</text:p>
      <text:p text:style-name="P20">Player 1&gt;&gt;</text:p>
      <text:p text:style-name="P20">X | O | X</text:p>
      <text:p text:style-name="P20">------------</text:p>
      <text:p text:style-name="P20">O | X | 6</text:p>
      <text:p text:style-name="P20">------------</text:p>
      <text:p text:style-name="P20">7 | 8 | 9</text:p>
      <text:p text:style-name="P20">choose an available place : 6</text:p>
      <text:p text:style-name="P20">Player 2&gt;&gt;</text:p>
      <text:p text:style-name="P20">X | O | X</text:p>
      <text:p text:style-name="P20">------------</text:p>
      <text:p text:style-name="P20">O | X | O</text:p>
      <text:p text:style-name="P20">------------</text:p>
      <text:p text:style-name="P20">7 | 8 | 9</text:p>
      <text:p text:style-name="P20">choose an available place : 7</text:p>
      <text:p text:style-name="P20">Player 1&gt;&gt;</text:p>
      <text:p text:style-name="P20">GAME OVER</text:p>
      <text:p text:style-name="P20">CONGRATULATIONS TO PLAYER1</text:p>
      <text:p text:style-name="P20">X | O | X</text:p>
      <text:p text:style-name="P20">------------</text:p>
      <text:p text:style-name="P20">O | X | O</text:p>
      <text:p text:style-name="P20">------------</text:p>
      <text:p text:style-name="P20">X | 8 | 9</text:p>
      <text:p text:style-name="P20"/>
      <text:p text:style-name="P20"/>
      <text:p text:style-name="P25">19. PROGRAM 19</text:p>
      <text:p text:style-name="P26">import smtplib</text:p>
      <text:p text:style-name="P26"/>
      <text:p text:style-name="P26">#creates SMTP sesion</text:p>
      <text:p text:style-name="P26">s = smtplib.SMTP("smtp.gmail.com", 587)</text:p>
      <text:p text:style-name="P26"/>
      <text:p text:style-name="P26">#start TLS for security</text:p>
      <text:p text:style-name="P26">s.starttls()</text:p>
      <text:p text:style-name="P26"/>
      <text:p text:style-name="P26">#Authentication </text:p>
      <text:p text:style-name="P26">s.login("nekagowda@gmail.com","racchu229")</text:p>
      <text:p text:style-name="P26"/>
      <text:p text:style-name="P26">#message to be sent</text:p>
      <text:p text:style-name="P26">message = "Hello,How are you"</text:p>
      <text:p text:style-name="P26"/>
      <text:p text:style-name="P26">#sending the mail</text:p>
      <text:p text:style-name="P26">s.sendmail("nekagowda@gmail.com","suprithashetty2405@gmail.com","Hello,How are you")</text:p>
      <text:p text:style-name="P26">print("Message has been sent")</text:p>
      <text:p text:style-name="P26"><text:soft-page-break/>#terminating the session</text:p>
      <text:p text:style-name="P26">s.quit()</text:p>
      <text:p text:style-name="P26"/>
      <text:p text:style-name="P25">OUTPUT:</text:p>
      <text:p text:style-name="P27">Message has been s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11T12:48:12.768880900</dc:date>
    <meta:editing-duration>PT44M55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8" meta:paragraph-count="748" meta:word-count="2151" meta:character-count="13146" meta:non-whitespace-character-count="10979"/>
  </office:meta>
</office:document-meta>
</file>